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1.getTyp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duel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1.Model1( ProductType1 type , ProductType1 typ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2.Model2( ProductType2 type , ProductType2 typ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1.setType1( ProductType1 typ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duel.createSerializer( SerializeConfig config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numAwareSerializer1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3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2.setType( ProductType2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179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3.setType1( ProductType3 typ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179.ProductType2( int code , String pro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179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AwareSerializer2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3.getTyp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duel.deserialze( DefaultJSONParser parser , Type type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2.setType1( ProductType2 typ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1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2.getTyp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2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3.Model3( ProductType3 type , ProductType3 type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179.ProductType3( int code , String pro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179.get( int 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17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umAwareSerializer1.deserialze( DefaultJSONParser parser , Type type , Object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2179.test_for_issu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Moduel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umAwareSerializer2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179.getPro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1.setType( ProductType1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duel.createDeserializer( ParserConfig config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ssue2179.ProductType1( int code , String prom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3.setType( ProductType3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179.test_for_issu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